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cm"/>
    </style:style>
    <style:style style:name="gr3" style:family="graphic" style:parent-style-name="standard">
      <style:graphic-properties draw:stroke="none" svg:stroke-color="#000000" draw:fill="none" draw:fill-color="#ffffff" fo:min-height="0.6cm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standard">
      <style:graphic-properties draw:stroke="none" svg:stroke-color="#000000" draw:fill="none" draw:fill-color="#ffffff" fo:min-height="0.7cm"/>
    </style:style>
    <style:style style:name="gr6" style:family="graphic" style:parent-style-name="standard">
      <style:graphic-properties draw:stroke="none" svg:stroke-color="#000000" draw:fill="none" draw:fill-color="#ffffff" fo:min-height="0.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layer="layout" svg:width="10.4cm" svg:height="10.645cm" svg:x="2.2cm" svg:y="3.555cm">
          <draw:text-box>
            <text:p>module M</text:p>
            <text:p><text:s text:c="2"/>extend ActiveSupport::Concern</text:p>
            <text:p/>
            <text:p><text:s text:c="2"/>def an_instance_method;end</text:p>
            <text:p/>
            <text:p><text:s text:c="2"/>module ClassMethods</text:p>
            <text:p><text:s text:c="4"/>def a_class_method;end</text:p>
            <text:p><text:s text:c="2"/>end</text:p>
            <text:p>end</text:p>
            <text:p/>
            <text:p>class C</text:p>
            <text:p><text:s text:c="2"/>include M</text:p>
            <text:p>end</text:p>
            <text:p/>
          </draw:text-box>
        </draw:frame>
        <draw:frame draw:style-name="gr2" draw:layer="layout" svg:width="27.4cm" svg:height="21.42cm" svg:x="23.4cm" svg:y="2cm">
          <draw:text-box>
            <text:p>module ActiveSupport</text:p>
            <text:p><text:s text:c="2"/>module Concern</text:p>
            <text:p><text:s text:c="4"/>class MultipleIncludedBlocks &lt; StandardError #:nodoc:</text:p>
            <text:p><text:s text:c="6"/>def initialize</text:p>
            <text:p><text:s text:c="8"/>super "Cannot define multiple 'included' blocks for a Concern"</text:p>
            <text:p><text:s text:c="6"/>end</text:p>
            <text:p><text:s text:c="4"/>end</text:p>
            <text:p/>
            <text:p><text:s text:c="4"/>def self.extended(base) #:nodoc:</text:p>
            <text:p><text:s text:c="6"/>base.instance_variable_set(:@_dependencies, [])</text:p>
            <text:p><text:s text:c="4"/>end</text:p>
            <text:p/>
            <text:p><text:s text:c="4"/>def append_features(base)</text:p>
            <text:p><text:s text:c="6"/>if base.instance_variable_defined?(:@_dependencies)</text:p>
            <text:p><text:s text:c="8"/>base.instance_variable_get(:@_dependencies) &lt;&lt; self</text:p>
            <text:p><text:s text:c="8"/>return false</text:p>
            <text:p><text:s text:c="6"/>else</text:p>
            <text:p><text:s text:c="8"/>return false if base &lt; self</text:p>
            <text:p><text:s text:c="8"/>@_dependencies.each { |dep| base.send(:include, dep) }</text:p>
            <text:p><text:s text:c="8"/>super</text:p>
            <text:p><text:s text:c="8"/>base.extend const_get(:ClassMethods) if const_defined?(:ClassMethods)</text:p>
            <text:p><text:s text:c="8"/>base.class_eval(&amp;@_included_block) if instance_variable_defined?(:@_included_block)</text:p>
            <text:p><text:s text:c="6"/>end</text:p>
            <text:p><text:s text:c="4"/>end</text:p>
            <text:p/>
            <text:p><text:s text:c="4"/>#...</text:p>
            <text:p/>
            <text:p>end</text:p>
            <text:p/>
          </draw:text-box>
        </draw:frame>
        <draw:frame draw:style-name="gr3" draw:layer="layout" svg:width="8.1cm" svg:height="0.962cm" svg:x="14.4cm" svg:y="10.738cm">
          <draw:text-box>
            <text:p>M.@_dependencies = []</text:p>
          </draw:text-box>
        </draw:frame>
        <draw:frame draw:style-name="gr4" draw:layer="layout" svg:width="13.9cm" svg:height="1.783cm" svg:x="10.5cm" svg:y="12.8cm">
          <draw:text-box>
            <text:p>使M的单例类拥有了append_features(base)</text:p>
            <text:p>M.append_features</text:p>
          </draw:text-box>
        </draw:frame>
        <draw:frame draw:style-name="gr4" draw:layer="layout" svg:width="7.3cm" svg:height="0.962cm" svg:x="12.3cm" svg:y="16.1cm">
          <draw:text-box>
            <text:p>M.append_features(C)</text:p>
          </draw:text-box>
        </draw:frame>
        <draw:frame draw:style-name="gr5" draw:layer="layout" svg:width="9.4cm" svg:height="2.384cm" svg:x="44.1cm" svg:y="9.4cm">
          <draw:text-box>
            <text:p>If it has an <text:s/>@_dependencies Class Variable, then you know it is a concern</text:p>
          </draw:text-box>
        </draw:frame>
        <draw:frame draw:style-name="gr6" draw:layer="layout" svg:width="15.1cm" svg:height="1.15cm" svg:x="41.7cm" svg:y="14cm">
          <draw:text-box>
            <text:p>check whether self is already in base's ancestor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4T21:42:45.528000000</meta:creation-date>
    <dc:date>2015-06-04T23:05:45.436000000</dc:date>
    <meta:editing-duration>PT37M8S</meta:editing-duration>
    <meta:editing-cycles>1</meta:editing-cycles>
    <meta:document-statistic meta:object-count="7"/>
    <meta:generator>LibreOffice/4.2.6.2$Windows_x86 LibreOffice_project/185f2ce4dcc34af9bd97dec29e6d42c39557298f</meta:generator>
  </office:meta>
</office:document-meta>
</file>